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F9100002885AA7099DE.svm"/>
  <manifest:file-entry manifest:media-type="" manifest:full-path="Pictures/2000000700003F9100002885F9D5D12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20pt" style:text-underline-style="none" style:font-size-asian="20pt" style:font-size-complex="20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text-properties fo:font-size="16pt" style:text-underline-style="none" style:font-size-asian="16pt" style:font-size-complex="16pt"/>
    </style:style>
    <style:style style:name="P7" style:family="paragraph" style:parent-style-name="Standard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10" style:family="paragraph" style:parent-style-name="Standard">
      <style:paragraph-properties fo:break-before="page"/>
      <style:text-properties fo:font-size="20pt" style:text-underline-style="none" style:font-size-asian="20pt" style:font-size-complex="20pt"/>
    </style:style>
    <style:style style:name="P11" style:family="paragraph" style:parent-style-name="Standard">
      <style:paragraph-properties fo:break-before="colum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Inhoudsopgave</text:p>
      <text:p text:style-name="Standard"/>
      <text:p text:style-name="P4">aansluiting</text:p>
      <text:p text:style-name="P4">besturing</text:p>
      <text:p text:style-name="P4">gebruik van de knoppen</text:p>
      <text:p text:style-name="P4">modus</text:p>
      <text:p text:style-name="P11"/>
      <text:p text:style-name="P8"/>
      <text:p text:style-name="P2"><draw:frame draw:style-name="fr1" draw:name="Afbeeldingen2" text:anchor-type="paragraph" svg:x="0.289cm" svg:y="1.307cm" svg:width="16.274cm" svg:height="10.373cm" draw:z-index="1"><draw:image xlink:href="Pictures/2000000700003F9100002885F9D5D12A.svm" xlink:type="simple" xlink:show="embed" xlink:actuate="onLoad"/></draw:frame>aansluiting</text:p>
      <text:p text:style-name="P4">U dient de wekker aan te sluiten op uw beeldscherm met een rs232 verbinding. Het andere eind gaat in de usb poort van uw computer.</text:p>
      <text:p text:style-name="P4">Installeer vervolgens de software die bij de wekker hoort op uw computer. Open vervolgens de software. Uw wekker is nu aangesloten.</text:p>
      <text:p text:style-name="P1"/>
      <text:p text:style-name="P8"/>
      <text:p text:style-name="P2"><draw:frame draw:style-name="fr1" draw:name="Afbeeldingen1" text:anchor-type="paragraph" svg:x="0.339cm" svg:y="1.016cm" svg:width="16.274cm" svg:height="10.373cm" draw:z-index="0"><draw:image xlink:href="Pictures/2000000700003F9100002885AA7099DE.svm" xlink:type="simple" xlink:show="embed" xlink:actuate="onLoad"/></draw:frame>Besturing</text:p>
      <text:p text:style-name="P4"/>
      <text:p text:style-name="P5">power </text:p>
      <text:p text:style-name="P4"><text:tab/>Met de power knop kunt u de wekker aan en uit zetten.</text:p>
      <text:p text:style-name="P5">Reset</text:p>
      <text:p text:style-name="P4"><text:tab/>De reset knop herstart de wekker en zal de tijd naar 00:00:00 zetten.</text:p>
      <text:p text:style-name="P5">sw0</text:p>
      <text:p text:style-name="P4"><text:tab/>U kunt met sw0 de teller met één verhogen.</text:p>
      <text:p text:style-name="P5">sw1</text:p>
      <text:p text:style-name="P6"><text:tab/>Met de sw1 knop stelt u de modus in van de wekker.</text:p>
      <text:p text:style-name="P10">Gebruik van de knoppen</text:p>
      <text:p text:style-name="P5">power </text:p>
      <text:p text:style-name="P4"><text:tab/>als u de wekker uit wilt zetten kan dit handig zijn. In plaats van de <text:tab/>stroomkabel uit de wekker te halen kunt u gebruik maken van deze <text:tab/>knop.</text:p>
      <text:p text:style-name="P5">Reset</text:p>
      <text:p text:style-name="P4"><text:tab/>Deze knop kan handig zijn als u een probleem hebt met de wekker.</text:p>
      <text:p text:style-name="P4"><text:tab/>Alles zal opnieuw geladen worden en geïnitialiseerd. Alles zal dus <text:tab/>hersteld worden als u op deze knop drukt.</text:p>
      <text:p text:style-name="P5">sw0</text:p>
      <text:p text:style-name="P4"><text:tab/>Zodra de wekker in modus staat kunt u deze knop gebruiken om het <text:tab/>aantal seconden, minuten en uren te veranderen.</text:p>
      <text:p text:style-name="P5">sw1</text:p>
      <text:p text:style-name="P6"><text:tab/>Door de sw1 knop in te drukken verandert de modus van de wekker. <text:tab/></text:p>
      <text:p text:style-name="P6"><text:tab/>Als u de eerste keer op de knop klikt zullen de uren gaan knipperen.</text:p>
      <text:p text:style-name="P6"><text:tab/>Nu kunt u met sw0 het getal aanpassen naar het gewenste getal.</text:p>
      <text:p text:style-name="P6"><text:tab/>Als u daarna nog een keer op sw1 klikt gaat u naar de volgende <text:tab/>modus. Voor het volledige schema zie hoofdstuk modus.</text:p>
      <text:p text:style-name="P10">Modus</text:p>
      <text:p text:style-name="P3"/>
      <text:p text:style-name="P6">Uw wekker heeft 6 verschillende actieve modi, en één modi waarbij de klok loopt. U kunt door de knop sw1 in te drukken de gewenste mode selecteren.</text:p>
      <text:p text:style-name="P6"/>
      <text:p text:style-name="P6">Hier kunt u zien welke modus wat doet.</text:p>
      <text:p text:style-name="P6"/>
      <text:p text:style-name="P6">Modus 0</text:p>
      <text:p text:style-name="P6"><text:tab/>Dit is de modus waarop de wekker loopt. Zodra de <text:tab/>wekker geactiveerd is zal deze afgaan .</text:p>
      <text:p text:style-name="P6"/>
      <text:p text:style-name="P7">Bij de volgende modi kunt u het getal verhogen door de knop sw0 in te drukken.</text:p>
      <text:p text:style-name="P6">Modus 1</text:p>
      <text:p text:style-name="P6"><text:tab/>In deze modus kunt u de waarde van de uren instellen.</text:p>
      <text:p text:style-name="P6">Modus 2</text:p>
      <text:p text:style-name="P6"><text:tab/>In deze modus kunt u de waarde van de minuten instellen.</text:p>
      <text:p text:style-name="P6">Modus 3</text:p>
      <text:p text:style-name="P6"><text:tab/>In deze modus kunt u de waarde van de seconden instellen.</text:p>
      <text:p text:style-name="P6">Modus 4</text:p>
      <text:p text:style-name="P6"><text:tab/>In deze modus kunt u de waarde van de uren van het alarm instellen.</text:p>
      <text:p text:style-name="P6">Modus 5</text:p>
      <text:p text:style-name="P6"><text:tab/>In deze modus kunt u de waarde van de minuten van het alarm <text:tab/>instellen</text:p>
      <text:p text:style-name="P6">Modus 6</text:p>
      <text:p text:style-name="P6"><text:tab/>in deze modus kunt u het alarm activeren dit doet u door de sw0 <text:tab/>knop in te drukken. Als u vervolgend het alarm wilt deactiveren doet <text:tab/>u het zelfde. Zodra het alarm aan staat kunt u dat rechtsboven in uw <text:tab/>scherm zie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16T16:32:39.85</meta:creation-date>
    <meta:document-statistic meta:table-count="0" meta:image-count="2" meta:object-count="0" meta:page-count="6" meta:paragraph-count="48" meta:word-count="440" meta:character-count="2297"/>
    <dc:date>2015-04-16T17:24:37.53</dc:date>
    <meta:editing-duration>PT5M15S</meta:editing-duration>
    <meta:editing-cycles>1</meta:editing-cycles>
    <meta:generator>OpenOffice/4.1.1$Win32 OpenOffice.org_project/411m6$Build-9775</meta:generator>
  </office:meta>
</office:document-meta>
</file>